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13pt" style:font-size-asian="13pt" style:font-size-complex="13pt" fo:font-weight="bold" style:font-weight-asian="bold" style:font-weight-complex="bold"/>
    </style:style>
    <style:style style:name="ce2" style:family="table-cell" style:parent-style-name="Default" style:data-style-name="N0">
      <style:text-properties fo:font-size="13pt" style:font-size-asian="13pt" style:font-size-complex="13pt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13pt" style:font-size-asian="13pt" style:font-size-complex="13pt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4765cm" style:use-optimal-column-width="true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16381" table:default-cell-style-name="ce2"/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Gan(n)</text:p>
          </table:table-cell>
          <table:table-cell office:value-type="string" table:style-name="ce1">
            <text:p>SoSanh(n)</text:p>
          </table:table-cell>
          <table:table-cell table:number-columns-repeated="1638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4" table:style-name="ce3">
            <text:p>4</text:p>
          </table:table-cell>
          <table:table-cell table:number-columns-repeated="1638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8" table:style-name="ce3">
            <text:p>28</text:p>
          </table:table-cell>
          <table:table-cell office:value-type="float" office:value="14" table:style-name="ce3">
            <text:p>14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8" table:style-name="ce3">
            <text:p>28</text:p>
          </table:table-cell>
          <table:table-cell office:value-type="float" office:value="14" table:style-name="ce3">
            <text:p>14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60" table:style-name="ce3">
            <text:p>160</text:p>
          </table:table-cell>
          <table:table-cell office:value-type="float" office:value="80" table:style-name="ce3">
            <text:p>80</text:p>
          </table:table-cell>
          <table:table-cell table:number-columns-repeated="1638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60" table:style-name="ce3">
            <text:p>160</text:p>
          </table:table-cell>
          <table:table-cell office:value-type="float" office:value="80" table:style-name="ce3">
            <text:p>80</text:p>
          </table:table-cell>
          <table:table-cell table:number-columns-repeated="1638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160" table:style-name="ce3">
            <text:p>160</text:p>
          </table:table-cell>
          <table:table-cell office:value-type="float" office:value="80" table:style-name="ce3">
            <text:p>80</text:p>
          </table:table-cell>
          <table:table-cell table:number-columns-repeated="1638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60" table:style-name="ce3">
            <text:p>160</text:p>
          </table:table-cell>
          <table:table-cell office:value-type="float" office:value="80" table:style-name="ce3">
            <text:p>80</text:p>
          </table:table-cell>
          <table:table-cell table:number-columns-repeated="1638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1188" table:style-name="ce3">
            <text:p>1188</text:p>
          </table:table-cell>
          <table:table-cell office:value-type="float" office:value="594" table:style-name="ce3">
            <text:p>594</text:p>
          </table:table-cell>
          <table:table-cell table:number-columns-repeated="1638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1188" table:style-name="ce3">
            <text:p>1188</text:p>
          </table:table-cell>
          <table:table-cell office:value-type="float" office:value="594" table:style-name="ce3">
            <text:p>594</text:p>
          </table:table-cell>
          <table:table-cell table:number-columns-repeated="1638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188" table:style-name="ce3">
            <text:p>1188</text:p>
          </table:table-cell>
          <table:table-cell office:value-type="float" office:value="594" table:style-name="ce3">
            <text:p>594</text:p>
          </table:table-cell>
          <table:table-cell table:number-columns-repeated="1638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1188" table:style-name="ce3">
            <text:p>1188</text:p>
          </table:table-cell>
          <table:table-cell office:value-type="float" office:value="594" table:style-name="ce3">
            <text:p>594</text:p>
          </table:table-cell>
          <table:table-cell table:number-columns-repeated="1638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188" table:style-name="ce3">
            <text:p>1188</text:p>
          </table:table-cell>
          <table:table-cell office:value-type="float" office:value="594" table:style-name="ce3">
            <text:p>594</text:p>
          </table:table-cell>
          <table:table-cell table:number-columns-repeated="1638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188" table:style-name="ce3">
            <text:p>1188</text:p>
          </table:table-cell>
          <table:table-cell office:value-type="float" office:value="594" table:style-name="ce3">
            <text:p>594</text:p>
          </table:table-cell>
          <table:table-cell table:number-columns-repeated="1638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1188" table:style-name="ce3">
            <text:p>1188</text:p>
          </table:table-cell>
          <table:table-cell office:value-type="float" office:value="594" table:style-name="ce3">
            <text:p>594</text:p>
          </table:table-cell>
          <table:table-cell table:number-columns-repeated="16381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1188" table:style-name="ce3">
            <text:p>1188</text:p>
          </table:table-cell>
          <table:table-cell office:value-type="float" office:value="594" table:style-name="ce3">
            <text:p>594</text:p>
          </table:table-cell>
          <table:table-cell table:number-columns-repeated="16381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9384" table:style-name="ce3">
            <text:p>9384</text:p>
          </table:table-cell>
          <table:table-cell office:value-type="float" office:value="4692" table:style-name="ce3">
            <text:p>4692</text:p>
          </table:table-cell>
          <table:table-cell table:number-columns-repeated="16381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9384" table:style-name="ce3">
            <text:p>9384</text:p>
          </table:table-cell>
          <table:table-cell office:value-type="float" office:value="4692" table:style-name="ce3">
            <text:p>4692</text:p>
          </table:table-cell>
          <table:table-cell table:number-columns-repeated="16381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9384" table:style-name="ce3">
            <text:p>9384</text:p>
          </table:table-cell>
          <table:table-cell office:value-type="float" office:value="4692" table:style-name="ce3">
            <text:p>4692</text:p>
          </table:table-cell>
          <table:table-cell table:number-columns-repeated="16381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9384" table:style-name="ce3">
            <text:p>9384</text:p>
          </table:table-cell>
          <table:table-cell office:value-type="float" office:value="4692" table:style-name="ce3">
            <text:p>4692</text:p>
          </table:table-cell>
          <table:table-cell table:number-columns-repeated="1638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9384" table:style-name="ce3">
            <text:p>9384</text:p>
          </table:table-cell>
          <table:table-cell office:value-type="float" office:value="4692" table:style-name="ce3">
            <text:p>4692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4pt" style:font-size-asian="14pt" style:font-size-complex="14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Dell Latitude E7440</dc:creator>
    <meta:creation-date>2020-02-05T18:03:54Z</meta:creation-date>
    <dc:date>2020-02-10T14:45:14Z</dc:date>
    <meta:editing-cycles>2</meta:editing-cycles>
    <meta:editing-duration>PT164S</meta:editing-duration>
  </office:meta>
</office:document-meta>
</file>